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 serif"/>
    </style:style>
    <style:style style:name="P2" style:family="paragraph" style:parent-style-name="Standard">
      <style:text-properties style:font-name="Sans serif" officeooo:rsid="00044801" officeooo:paragraph-rsid="00044801"/>
    </style:style>
    <style:style style:name="P3" style:family="paragraph" style:parent-style-name="Standard">
      <style:text-properties style:font-name="Sans serif" officeooo:paragraph-rsid="0002a955"/>
    </style:style>
    <style:style style:name="P4" style:family="paragraph" style:parent-style-name="Standard">
      <style:text-properties officeooo:paragraph-rsid="000fb7ea"/>
    </style:style>
    <style:style style:name="T1" style:family="text">
      <style:text-properties officeooo:rsid="0002a955"/>
    </style:style>
    <style:style style:name="T2" style:family="text">
      <style:text-properties officeooo:rsid="00044801"/>
    </style:style>
    <style:style style:name="T3" style:family="text">
      <style:text-properties officeooo:rsid="000611cd"/>
    </style:style>
    <style:style style:name="T4" style:family="text">
      <style:text-properties officeooo:rsid="000bb7d6"/>
    </style:style>
    <style:style style:name="T5" style:family="text">
      <style:text-properties style:font-name="Sans serif"/>
    </style:style>
    <style:style style:name="T6" style:family="text">
      <style:text-properties style:font-name="Sans serif" officeooo:rsid="000bb7d6"/>
    </style:style>
    <style:style style:name="T7" style:family="text">
      <style:text-properties style:font-name="Sans serif" officeooo:rsid="000611cd"/>
    </style:style>
    <style:style style:name="T8" style:family="text">
      <style:text-properties style:font-name="Sans serif" officeooo:rsid="000fb7ea"/>
    </style:style>
    <style:style style:name="T9" style:family="text">
      <style:text-properties fo:color="#c9211e"/>
    </style:style>
    <style:style style:name="T10" style:family="text">
      <style:text-properties fo:color="#c9211e" style:font-name="Sans serif" style:text-underline-style="solid" style:text-underline-width="auto" style:text-underline-color="font-color"/>
    </style:style>
    <style:style style:name="T11" style:family="text">
      <style:text-properties fo:color="#c9211e" style:font-name="Sans serif" style:text-underline-style="solid" style:text-underline-width="auto" style:text-underline-color="font-color" officeooo:rsid="000bb7d6"/>
    </style:style>
    <style:style style:name="T12" style:family="text">
      <style:text-properties fo:color="#c9211e" style:font-name="Sans serif" style:text-underline-style="solid" style:text-underline-width="auto" style:text-underline-color="font-color" officeooo:rsid="000fb7ea"/>
    </style:style>
    <style:style style:name="T13" style:family="text">
      <style:text-properties fo:color="#c9211e" style:font-name="Sans serif" style:text-underline-style="none" officeooo:rsid="000fb7ea"/>
    </style:style>
    <style:style style:name="T14" style:family="text">
      <style:text-properties fo:color="#c9211e" style:text-underline-style="solid" style:text-underline-width="auto" style:text-underline-color="font-color"/>
    </style:style>
    <style:style style:name="T15" style:family="text">
      <style:text-properties fo:color="#c9211e" style:text-underline-style="none"/>
    </style:style>
    <style:style style:name="T16" style:family="text">
      <style:text-properties officeooo:rsid="000fb7ea"/>
    </style:style>
    <style:style style:name="T17" style:family="text">
      <style:text-properties fo:color="#000000" style:font-name="Sans serif" style:text-underline-style="none" officeooo:rsid="000fb7ea"/>
    </style:style>
    <style:style style:name="T18" style:family="text">
      <style:text-properties fo:color="#000000" style:text-underline-style="none"/>
    </style:style>
    <style:style style:name="T19" style:family="text">
      <style:text-properties fo:color="#000000" style:text-underline-style="none" officeooo:rsid="000fb7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information ce projet a été développ<text:span text:style-name="T3">é</text:span> <text:span text:style-name="T1">uniquement</text:span> <text:span text:style-name="T1">dans le cadre</text:span> <text:span text:style-name="T1">du</text:span> passage du titre et dans l<text:span text:style-name="T16">e but</text:span> d’acquérir de nouvelles compétences.</text:p>
      <text:p text:style-name="P1"/>
      <text:p text:style-name="P1">L'application '<text:span text:style-name="T1">Play My House</text:span>' est <text:span text:style-name="T2">née</text:span> d'une envie personnelle, celle de pouvoir jouer sur différents instruments de musique sans avoir <text:span text:style-name="T2">pour autant</text:span> <text:span text:style-name="T3">à</text:span> les posséder.</text:p>
      <text:p text:style-name="P1">Imaginez pouvoir jouer sur un piano <text:span text:style-name="T3">à</text:span> queue Steinway alors que chez soi <text:span text:style-name="T3">l’</text:span>on ne dispose que d'un simple piano électrique <text:span text:style-name="T3">à</text:span> touches en plastique achet<text:span text:style-name="T2">é</text:span> chez Thomann pour une centaine d'euros..</text:p>
      <text:p text:style-name="P2">Un monde <text:span text:style-name="T3">merveilleux</text:span> ou les musiciens possédant des instruments de moindre facture, n’en possédant pas du tout, ou simplement par plaisir pourrait jouer sur n’importe quel instrument.</text:p>
      <text:p text:style-name="P2"><text:s/></text:p>
      <text:p text:style-name="P3">Le concept est simple, il y a trois types d'utilisateurs:</text:p>
      <text:p text:style-name="P3"/>
      <text:p text:style-name="P3"><text:span text:style-name="T4">1 </text:span>- Les propriétaires d'instruments, ce sont eux qui mettent <text:span text:style-name="T3">à</text:span> disposition leurs instruments <text:span text:style-name="T3">à</text:span> domicile.</text:p>
      <text:p text:style-name="P3">Pour ce faire ils les ajoutent sur l'application en choisissant des créneaux de disponibilités du lundi au dimanche.</text:p>
      <text:p text:style-name="P1"><text:s text:c="2"/></text:p>
      <text:p text:style-name="P4"><text:span text:style-name="T6">2 </text:span><text:span text:style-name="T5">- Les utilisateurs de ces instruments, ce sont eux qui vont utiliser les instruments pub</text:span><text:span text:style-name="T8">liés</text:span><text:span text:style-name="T9"> </text:span><text:span text:style-name="T5">sur la plateforme, </text:span><text:span text:style-name="T17">en r</text:span><text:span text:style-name="T5">éservant les créneaux mis </text:span><text:span text:style-name="T7">à</text:span><text:span text:style-name="T5"> disposition par les propriétaires.</text:span></text:p>
      <text:p text:style-name="P1"><text:s/></text:p>
      <text:p text:style-name="P1"><text:span text:style-name="T4">3 </text:span>- L'administrateur de la plateforme, c'est lui qui valide les annonces d'instruments pour qu'elle<text:span text:style-name="T2">s</text:span> soi<text:span text:style-name="T2">en</text:span>t visible<text:span text:style-name="T2">s</text:span> sur l'application.</text:p>
      <text:p text:style-name="P1">Il joue un rôle de régulation (suppression instruments, utilisateurs..) en cas de non conformité.</text:p>
      <text:p text:style-name="P1"><text:s text:c="2"/></text:p>
      <text:p text:style-name="P1">Chaque typ<text:span text:style-name="T18">e</text:span> d’utilisateu<text:span text:style-name="T19">r </text:span>dispose d'un espace personnel différent pour la gestion de ce qu'il peut faire sur la plateforme (suppression réservation, ajout instruments, modification profil...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4T14:26:39.263183621</meta:creation-date>
    <meta:generator>LibreOffice/6.4.7.2$Linux_X86_64 LibreOffice_project/40$Build-2</meta:generator>
    <dc:date>2023-01-15T14:01:48.145172051</dc:date>
    <meta:editing-duration>PT11M2S</meta:editing-duration>
    <meta:editing-cycles>5</meta:editing-cycles>
    <meta:document-statistic meta:table-count="0" meta:image-count="0" meta:object-count="0" meta:page-count="1" meta:paragraph-count="15" meta:word-count="238" meta:character-count="1561" meta:non-whitespace-character-count="1328"/>
  </office:meta>
</office:document-meta>
</file>